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style:vertical-align="middle"/>
      <style:text-properties fo:color="#000000" fo:font-family="Sans Serif" fo:font-size="10pt"/>
    </style:style>
    <style:style style:name="ce3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4" style:family="table-cell"/>
    <style:style style:name="ce5" style:family="table-cell">
      <style:table-cell-properties style:cell-protect="none"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  <table:table-cell/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2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TabPanel.label.SortBy = " table:style-name="ce2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2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2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>
          <table:table-cell office:value-type="string" office:string-value="AdvancedSortSearchForm.label.Select = " table:style-name="ce3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3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1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2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2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  <table:table-cell/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2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>
            <text:p>SetListDialog.button.Cancel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PluginFrame.dialogtitle.Alert = " table:style-name="ce3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>
          <table:table-cell office:value-type="string" office:string-value="PluginFrame.tab.Manage = " table:style-name="ce2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3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3">
            <text:p>PluginFrame.dialogbutton.OK = </text:p>
          </table:table-cell>
        </table:table-row>
        <table:table-row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3">
            <text:p>PluginFrame.dialogmessage.FileI/OProblem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2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3">
            <text:p>PluginRepositoryPanel.label.Size =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2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  <table:table-cell/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3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3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3">
            <text:p>SQLQueryBucketFrame.dialogmessage.ErrorRead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2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CSV = " table:style-name="ce1">
            <text:p>QueryFrame.menu.CSV = </text:p>
          </table:table-cell>
        </table:table-row>
        <table:table-row table:style-name="ro1">
          <table:table-cell office:value-type="string" office:string-value="QueryFrame.menu.Query =  " table:style-name="ce1">
            <text:p>QueryFrame.menu.Query =  </text:p>
          </table:table-cell>
        </table:table-row>
        <table:table-row table:style-name="ro1">
          <table:table-cell office:value-type="string" office:string-value="QueryFrame.menu.SummaryTable = " table:style-name="ce1">
            <text:p>QueryFrame.menu.SummaryTable = </text:p>
          </table:table-cell>
        </table:table-row>
        <table:table-row table:style-name="ro1">
          <table:table-cell office:value-type="string" office:string-value="QueryFrame.menu.PDF = " table:style-name="ce1">
            <text:p>QueryFrame.menu.PDF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3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 table:style-name="ce1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  <table:table-cell/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3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3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3">
            <text:p>QueryFrame.dialogmessage.RowSiz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SQLTabPanel.menu.SelectAll = " table:style-name="ce1">
            <text:p>SQLTabPanel.menu.SelectAll = </text:p>
          </table:table-cell>
          <table:table-cell/>
        </table:table-row>
        <table:table-row table:style-name="ro1">
          <table:table-cell office:value-type="string" office:string-value="SQLTabPanel.menu.DeSelectAll = " table:style-name="ce1">
            <text:p>SQLTabPanel.menu.DeSelectAll = </text:p>
          </table:table-cell>
          <table:table-cell/>
        </table:table-row>
        <table:table-row table:style-name="ro1">
          <table:table-cell office:value-type="string" office:string-value="SQLTabPanel.menu.Copy = " table:style-name="ce4">
            <text:p>SQLTabPanel.menu.Copy = </text:p>
          </table:table-cell>
        </table:table-row>
        <table:table-row table:style-name="ro1">
          <table:table-cell office:value-type="string" office:string-value="SQLTabPanel.label.Empty = " table:style-name="ce1">
            <text:p>SQLTabPanel.label.Empty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5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3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3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5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3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3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5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3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5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3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3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3">
            <text:p>PreferencesFrame.message.RowSizeWarning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AppGeneralPreferencesPanel.label.Language = " table:style-name="ce1">
            <text:p>AppGeneralPreferencesPanel.label.Language = </text:p>
          </table:table-cell>
          <table:table-cell/>
        </table:table-row>
        <table:table-row table:style-name="ro1">
          <table:table-cell office:value-type="string" office:string-value="AppGeneralPreferencesPanel.label.RestartRequired = " table:style-name="ce1">
            <text:p>AppGeneralPreferencesPanel.label.RestartRequired = </text:p>
          </table:table-cell>
          <table:table-cell/>
        </table:table-row>
        <table:table-row table:style-name="ro1">
          <table:table-cell office:value-type="string" office:string-value="AppGeneralPreferencesPanel.label.FontSize = " table:style-name="ce5">
            <text:p>AppGeneralPreferencesPanel.label.FontSiz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GeneralPreferencesPanel.label.DateFormat = " table:style-name="ce3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1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3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5">
            <text:p>General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3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5">
            <text:p>TableField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3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5">
            <text:p>TableRow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3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>
          <table:table-cell office:value-type="string" office:string-value="CSVImportPreferencesPanel.radiobutton.Other = " table:style-name="ce3">
            <text:p>CSVImportPreferencesPanel.radiobutton.Other = </text:p>
          </table:table-cell>
          <table:table-cell/>
        </table:table-row>
        <table:table-row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>
          <table:table-cell office:value-type="string" office:string-value="CSVImportPreferencesPanel.button.Apply = " table:style-name="ce5">
            <text:p>CSVImportPreferencesPanel.button.Apply = </text:p>
          </table:table-cell>
          <table:table-cell/>
        </table:table-row>
        <table:table-row>
          <table:table-cell table:style-name="ce1"/>
          <table:table-cell/>
        </table:table-row>
        <table:table-row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3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checkbox.SummaryTableUseLimit = " table:style-name="ce1">
            <text:p>CSVExportPreferencesPanel.checkbox.SummaryTableUseLimi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5">
            <text:p>CSV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3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3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3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3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5">
            <text:p>PDF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QLExportPreferencesPanel.checkbox.TableStructure = " table:style-name="ce3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3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3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 table:style-name="ce1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5">
            <text:p>SQL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ImageUtil.dialogtitle.PNGImageSaveFile = " table:style-name="ce3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3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5">
            <text:p>ImageUtil.dialogtitle.ConfirmOverwri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ProgressBar.button.Cancel = " table:style-name="ce5">
            <text:p>MyJSQLView_ProgressBar.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3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3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3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3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3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3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4">
            <text:p>MyJSQLView_Utils.dialogbutton.No = </text:p>
          </table:table-cell>
        </table:table-row>
        <table:table-row table:style-name="ro1" table:number-rows-repeated="2">
          <table:table-cell/>
        </table:table-row>
        <table:table-row table:style-name="ro1" table:number-rows-repeated="32289">
          <table:table-cell/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51</meta:editing-cycles>
    <meta:creation-date>2010-06-05T10:53:00</meta:creation-date>
    <dc:date>2013-07-14T15:51:56</dc:date>
  </office:meta>
</office:document-meta>
</file>